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comm_sz</text:p>
          </table:table-cell>
          <table:table-cell table:style-name="ce1" office:value-type="string" calcext:value-type="string" table:number-columns-spanned="4" table:number-rows-spanned="1">
            <text:p>Order matrix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742229" calcext:value-type="float">
            <text:p>16.742229</text:p>
          </table:table-cell>
          <table:table-cell office:value-type="float" office:value="97.308159" calcext:value-type="float">
            <text:p>97.308159</text:p>
          </table:table-cell>
          <table:table-cell office:value-type="float" office:value="240.832806" calcext:value-type="float">
            <text:p>240.832806</text:p>
          </table:table-cell>
          <table:table-cell office:value-type="float" office:value="795.89254" calcext:value-type="float">
            <text:p>795.89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.731834" calcext:value-type="float">
            <text:p>41.731834</text:p>
          </table:table-cell>
          <table:table-cell office:value-type="float" office:value="90.71117" calcext:value-type="float">
            <text:p>90.71117</text:p>
          </table:table-cell>
          <table:table-cell office:value-type="float" office:value="386.529922" calcext:value-type="float">
            <text:p>386.529922</text:p>
          </table:table-cell>
          <table:table-cell office:value-type="float" office:value="886.956256" calcext:value-type="float">
            <text:p>886.956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3.950844" calcext:value-type="float">
            <text:p>743.950844</text:p>
          </table:table-cell>
          <table:table-cell office:value-type="float" office:value="125.599303" calcext:value-type="float">
            <text:p>125.599303</text:p>
          </table:table-cell>
          <table:table-cell office:value-type="float" office:value="430.996895" calcext:value-type="float">
            <text:p>430.996895</text:p>
          </table:table-cell>
          <table:table-cell office:value-type="float" office:value="1649.644852" calcext:value-type="float">
            <text:p>1649.6448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3.950844" calcext:value-type="float">
            <text:p>743.950844</text:p>
          </table:table-cell>
          <table:table-cell office:value-type="float" office:value="600.955269" calcext:value-type="float">
            <text:p>600.955269</text:p>
          </table:table-cell>
          <table:table-cell office:value-type="float" office:value="12679.955482" calcext:value-type="float">
            <text:p>12679.955482</text:p>
          </table:table-cell>
          <table:table-cell office:value-type="float" office:value="70761.257172" calcext:value-type="float">
            <text:p>70761.2571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47.665024" calcext:value-type="float">
            <text:p>2147.665024</text:p>
          </table:table-cell>
          <table:table-cell office:value-type="float" office:value="7911.947966" calcext:value-type="float">
            <text:p>7911.947966</text:p>
          </table:table-cell>
          <table:table-cell office:value-type="float" office:value="21063.933849" calcext:value-type="float">
            <text:p>21063.933849</text:p>
          </table:table-cell>
          <table:table-cell office:value-type="float" office:value="72419.956684" calcext:value-type="float">
            <text:p>72419.956684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comm_sz</text:p>
          </table:table-cell>
          <table:table-cell table:style-name="ce1" office:value-type="string" calcext:value-type="string" table:number-columns-spanned="4" table:number-rows-spanned="1">
            <text:p>Speed Up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7]/[.B7]" office:value-type="float" office:value="1" calcext:value-type="float">
            <text:p>1</text:p>
          </table:table-cell>
          <table:table-cell table:formula="of:=[.C$7]/[.C7]" office:value-type="float" office:value="1" calcext:value-type="float">
            <text:p>1</text:p>
          </table:table-cell>
          <table:table-cell table:formula="of:=[.D$7]/[.D7]" office:value-type="float" office:value="1" calcext:value-type="float">
            <text:p>1</text:p>
          </table:table-cell>
          <table:table-cell table:formula="of:=[.E$7]/[.E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7]/[.B8]" office:value-type="float" office:value="0.401186034622873" calcext:value-type="float">
            <text:p>0.4011860346</text:p>
          </table:table-cell>
          <table:table-cell table:formula="of:=[.C$7]/[.C8]" office:value-type="float" office:value="1.07272521123915" calcext:value-type="float">
            <text:p>1.0727252112</text:p>
          </table:table-cell>
          <table:table-cell table:formula="of:=[.D$7]/[.D8]" office:value-type="float" office:value="0.623063810309619" calcext:value-type="float">
            <text:p>0.6230638103</text:p>
          </table:table-cell>
          <table:table-cell table:formula="of:=[.E$7]/[.E8]" office:value-type="float" office:value="0.897330093356938" calcext:value-type="float">
            <text:p>0.89733009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7]/[.B9]" office:value-type="float" office:value="0.0225044828365031" calcext:value-type="float">
            <text:p>0.0225044828</text:p>
          </table:table-cell>
          <table:table-cell table:formula="of:=[.C$7]/[.C9]" office:value-type="float" office:value="0.774750788226906" calcext:value-type="float">
            <text:p>0.7747507882</text:p>
          </table:table-cell>
          <table:table-cell table:formula="of:=[.D$7]/[.D9]" office:value-type="float" office:value="0.558780837620652" calcext:value-type="float">
            <text:p>0.5587808376</text:p>
          </table:table-cell>
          <table:table-cell table:formula="of:=[.E$7]/[.E9]" office:value-type="float" office:value="0.482462961064058" calcext:value-type="float">
            <text:p>0.48246296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7]/[.B10]" office:value-type="float" office:value="0.0225044828365031" calcext:value-type="float">
            <text:p>0.0225044828</text:p>
          </table:table-cell>
          <table:table-cell table:formula="of:=[.C$7]/[.C10]" office:value-type="float" office:value="0.161922465813342" calcext:value-type="float">
            <text:p>0.1619224658</text:p>
          </table:table-cell>
          <table:table-cell table:formula="of:=[.D$7]/[.D10]" office:value-type="float" office:value="0.0189931901844512" calcext:value-type="float">
            <text:p>0.0189931902</text:p>
          </table:table-cell>
          <table:table-cell table:formula="of:=[.E$7]/[.E10]" office:value-type="float" office:value="0.0112475748991488" calcext:value-type="float">
            <text:p>0.01124757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7]/[.B11]" office:value-type="float" office:value="0.00779554949813253" calcext:value-type="float">
            <text:p>0.0077955495</text:p>
          </table:table-cell>
          <table:table-cell table:formula="of:=[.C$7]/[.C11]" office:value-type="float" office:value="0.012298887634014" calcext:value-type="float">
            <text:p>0.0122988876</text:p>
          </table:table-cell>
          <table:table-cell table:formula="of:=[.D$7]/[.D11]" office:value-type="float" office:value="0.0114334201638899" calcext:value-type="float">
            <text:p>0.0114334202</text:p>
          </table:table-cell>
          <table:table-cell table:formula="of:=[.E$7]/[.E11]" office:value-type="float" office:value="0.0109899615581493" calcext:value-type="float">
            <text:p>0.0109899616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comm_sz</text:p>
          </table:table-cell>
          <table:table-cell table:style-name="ce1" office:value-type="string" calcext:value-type="string" table:number-columns-spanned="4" table:number-rows-spanned="1">
            <text:p>Efficiency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7]/[.B7]*[.$A24]" office:value-type="float" office:value="1" calcext:value-type="float">
            <text:p>1</text:p>
          </table:table-cell>
          <table:table-cell table:formula="of:=[.C$7]/[.C7]*[.$A24]" office:value-type="float" office:value="1" calcext:value-type="float">
            <text:p>1</text:p>
          </table:table-cell>
          <table:table-cell table:formula="of:=[.D$7]/[.D7]*[.$A24]" office:value-type="float" office:value="1" calcext:value-type="float">
            <text:p>1</text:p>
          </table:table-cell>
          <table:table-cell table:formula="of:=[.E$7]/[.E7]*[.$A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7]/[.B8]*[.$A25]" office:value-type="float" office:value="0.802372069245746" calcext:value-type="float">
            <text:p>0.8023720692</text:p>
          </table:table-cell>
          <table:table-cell table:formula="of:=[.C$7]/[.C8]*[.$A25]" office:value-type="float" office:value="2.14545042247829" calcext:value-type="float">
            <text:p>2.1454504225</text:p>
          </table:table-cell>
          <table:table-cell table:formula="of:=[.D$7]/[.D8]*[.$A25]" office:value-type="float" office:value="1.24612762061924" calcext:value-type="float">
            <text:p>1.2461276206</text:p>
          </table:table-cell>
          <table:table-cell table:formula="of:=[.E$7]/[.E8]*[.$A25]" office:value-type="float" office:value="1.79466018671388" calcext:value-type="float">
            <text:p>1.79466018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7]/[.B9]*[.$A26]" office:value-type="float" office:value="0.0900179313460124" calcext:value-type="float">
            <text:p>0.0900179313</text:p>
          </table:table-cell>
          <table:table-cell table:formula="of:=[.C$7]/[.C9]*[.$A26]" office:value-type="float" office:value="3.09900315290762" calcext:value-type="float">
            <text:p>3.0990031529</text:p>
          </table:table-cell>
          <table:table-cell table:formula="of:=[.D$7]/[.D9]*[.$A26]" office:value-type="float" office:value="2.23512335048261" calcext:value-type="float">
            <text:p>2.2351233505</text:p>
          </table:table-cell>
          <table:table-cell table:formula="of:=[.E$7]/[.E9]*[.$A26]" office:value-type="float" office:value="1.92985184425623" calcext:value-type="float">
            <text:p>1.92985184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7]/[.B10]*[.$A27]" office:value-type="float" office:value="0.180035862692025" calcext:value-type="float">
            <text:p>0.1800358627</text:p>
          </table:table-cell>
          <table:table-cell table:formula="of:=[.C$7]/[.C10]*[.$A27]" office:value-type="float" office:value="1.29537972650673" calcext:value-type="float">
            <text:p>1.2953797265</text:p>
          </table:table-cell>
          <table:table-cell table:formula="of:=[.D$7]/[.D10]*[.$A27]" office:value-type="float" office:value="0.151945521475609" calcext:value-type="float">
            <text:p>0.1519455215</text:p>
          </table:table-cell>
          <table:table-cell table:formula="of:=[.E$7]/[.E10]*[.$A27]" office:value-type="float" office:value="0.0899805991931904" calcext:value-type="float">
            <text:p>0.08998059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7]/[.B11]*[.$A28]" office:value-type="float" office:value="0.124728791970121" calcext:value-type="float">
            <text:p>0.124728792</text:p>
          </table:table-cell>
          <table:table-cell table:formula="of:=[.C$7]/[.C11]*[.$A28]" office:value-type="float" office:value="0.196782202144225" calcext:value-type="float">
            <text:p>0.1967822021</text:p>
          </table:table-cell>
          <table:table-cell table:formula="of:=[.D$7]/[.D11]*[.$A28]" office:value-type="float" office:value="0.182934722622239" calcext:value-type="float">
            <text:p>0.1829347226</text:p>
          </table:table-cell>
          <table:table-cell table:formula="of:=[.E$7]/[.E11]*[.$A28]" office:value-type="float" office:value="0.175839384930389" calcext:value-type="float">
            <text:p>0.17583938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22:26:47.260149712</meta:creation-date>
    <dc:date>2016-09-07T23:06:01.232212727</dc:date>
    <meta:editing-duration>PT8M53S</meta:editing-duration>
    <meta:editing-cycles>1</meta:editing-cycles>
    <meta:document-statistic meta:table-count="1" meta:cell-count="93" meta:object-count="0"/>
    <meta:generator>LibreOffice/4.2.8.2$Linux_X86_64 LibreOffice_project/420m0$Build-2</meta:generator>
  </office:meta>
</office:document-meta>
</file>